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3cm" table:align="center"/>
    </style:style>
    <style:style style:name="Table2.A" style:family="table-column">
      <style:table-column-properties style:column-width="7.168cm"/>
    </style:style>
    <style:style style:name="Table2.B" style:family="table-column">
      <style:table-column-properties style:column-width="2.409cm"/>
    </style:style>
    <style:style style:name="Table2.C" style:family="table-column">
      <style:table-column-properties style:column-width="2.644cm"/>
    </style:style>
    <style:style style:name="Table2.D" style:family="table-column">
      <style:table-column-properties style:column-width="2.512cm"/>
    </style:style>
    <style:style style:name="Table2.E" style:family="table-column">
      <style:table-column-properties style:column-width="2.26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transparent" fo:padding="0.097cm" fo:border-left="0.002cm solid #000000" fo:border-right="none" fo:border-top="none" fo:border-bottom="0.002cm solid #000000">
        <style:background-image/>
      </style:table-cell-properties>
    </style:style>
    <style:style style:name="Table2.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row">
      <style:table-row-properties style:min-row-height="0.127cm"/>
    </style:style>
    <style:style style:name="Table3" style:family="table">
      <style:table-properties style:width="16.999cm" fo:break-before="page" table:align="margins"/>
    </style:style>
    <style:style style:name="Table3.A" style:family="table-column">
      <style:table-column-properties style:column-width="11.271cm" style:rel-column-width="43451*"/>
    </style:style>
    <style:style style:name="Table3.B" style:family="table-column">
      <style:table-column-properties style:column-width="5.727cm" style:rel-column-width="2208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1.27cm" fo:margin-right="0cm" fo:text-indent="0cm"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Numbering_20_1"/>
    <style:style style:name="P30" style:family="paragraph" style:parent-style-name="Text_20_body" style:list-style-name="L5">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list-style-name="L6">
      <style:text-properties style:font-name="Bitstream Vera Sans3"/>
    </style:style>
    <style:style style:name="P33" style:family="paragraph" style:parent-style-name="Text_20_body" style:list-style-name="L7">
      <style:text-properties style:font-name="Bitstream Vera Sans3"/>
    </style:style>
    <style:style style:name="P34" style:family="paragraph" style:parent-style-name="Text_20_body" style:list-style-name="L8">
      <style:text-properties style:font-name="Bitstream Vera Sans3"/>
    </style:style>
    <style:style style:name="P35" style:family="paragraph" style:parent-style-name="Text_20_body">
      <style:paragraph-properties fo:margin-left="1.323cm" fo:margin-right="1.323cm" fo:text-indent="0cm" style:auto-text-indent="false" fo:background-color="#cccccc">
        <style:background-image/>
      </style:paragraph-properties>
      <style:text-properties style:font-name="Bitstream Vera Sans3"/>
    </style:style>
    <style:style style:name="P36" style:family="paragraph" style:parent-style-name="Text_20_body" style:list-style-name="L9">
      <style:text-properties style:font-name="Bitstream Vera Sans3"/>
    </style:style>
    <style:style style:name="P37" style:family="paragraph" style:parent-style-name="Text_20_body">
      <style:paragraph-properties fo:margin-left="1.353cm" fo:margin-right="1.323cm" fo:text-indent="0cm" style:auto-text-indent="false" fo:background-color="#cccccc">
        <style:background-image/>
      </style:paragraph-properties>
      <style:text-properties style:font-name="Bitstream Vera Sans3"/>
    </style:style>
    <style:style style:name="P38"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5f_20_5f_5">
            <text:index-entry-chapter/>
            <text:index-entry-span> </text:index-entry-span>
            <text:index-entry-text/>
            <text:index-entry-tab-stop style:type="right" style:leader-char="."/>
            <text:index-entry-page-number/>
          </text:table-of-content-entry-template>
          <text:table-of-content-entry-template text:outline-level="6" text:style-name="Contents_5f_20_5f_6">
            <text:index-entry-chapter/>
            <text:index-entry-span> </text:index-entry-span>
            <text:index-entry-text/>
            <text:index-entry-tab-stop style:type="right" style:leader-char="."/>
            <text:index-entry-page-number/>
          </text:table-of-content-entry-template>
          <text:table-of-content-entry-template text:outline-level="7" text:style-name="Contents_5f_20_5f_7">
            <text:index-entry-chapter/>
            <text:index-entry-span> </text:index-entry-span>
            <text:index-entry-text/>
            <text:index-entry-tab-stop style:type="right" style:leader-char="."/>
            <text:index-entry-page-number/>
          </text:table-of-content-entry-template>
          <text:table-of-content-entry-template text:outline-level="8" text:style-name="Contents_5f_20_5f_8">
            <text:index-entry-chapter/>
            <text:index-entry-span> </text:index-entry-span>
            <text:index-entry-text/>
            <text:index-entry-tab-stop style:type="right" style:leader-char="."/>
            <text:index-entry-page-number/>
          </text:table-of-content-entry-template>
          <text:table-of-content-entry-template text:outline-level="9" text:style-name="Contents_5f_20_5f_9">
            <text:index-entry-chapter/>
            <text:index-entry-span> </text:index-entry-span>
            <text:index-entry-text/>
            <text:index-entry-tab-stop style:type="right" style:leader-char="."/>
            <text:index-entry-page-number/>
          </text:table-of-content-entry-template>
          <text:table-of-content-entry-template text:outline-level="10" text:style-name="Contents_5f_20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P23">Die Benutzeroberfläche bzw. die Graphical User Interface (GUI) stellt die Editorkomponente von Brainfuck Studio dar. Sie ist prinzipiell ein Texteditor, der die gewohnte Grundfunktionalität mit weiteren Funktionen, die speziell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zu gestalten.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
      <text:h text:style-name="P27" text:outline-level="2">Parser</text:h>
      <text:h text:style-name="Heading_20_1" text:outline-level="1">UML-Diagramm – Posch</text:h>
      <text:p text:style-name="P28">[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8">[Screenshot und Beschreibung des Hauptfensters]</text:p>
      <text:h text:style-name="Heading_20_3" text:outline-level="3">Einstellungsdialog</text:h>
      <text:p text:style-name="P28">[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list text:style-name="L5">
        <text:list-item>
          <text:p text:style-name="P30">File</text:p>
          <text:list>
            <text:list-item>
              <text:p text:style-name="P30">New<text:line-break/><text:span text:style-name="T6">Öffnet eine neue, leere und unbenannte Textfläche zum Eingeben und Editieren von Brainfuck-Code.<text:line-break/><text:tab/>Shortcut:<text:tab/>Strg + N<text:line-break/><text:tab/>Mnemonic:<text:tab/>N</text:span></text:p>
            </text:list-item>
            <text:list-item>
              <text:p text:style-name="P30">Open<text:line-break/><text:span text:style-name="T8">Öffnet einen Dialog, in dem der Benutzer duch sein Dateisystem navigieren und eine vorhandene Brainfuck-Code-Datei öffnen kann.<text:line-break/><text:tab/>Shortcut:<text:tab/>Strg + O<text:line-break/><text:tab/>Mnemonic:<text:tab/>O</text:span></text:p>
            </text:list-item>
            <text:list-item>
              <text:p text:style-name="P30">Open Recent<text:line-break/><text:span text:style-name="T6">Hierbei handelt es sich um ein Liste, welches die letzten 5 geöffneten Code-Dateien enthält, da bei diesen die Wahrscheinlichkeit am höchsten ist, dass sie wieder gebraucht werden und so schneller gefunden werden können.<text:line-break/>Diese Liste muss manuell im Code verwaltet werden, d.h. die letzten 5 geöffneten Dateien und deren Speicherort protokollieren.</text:span></text:p>
            </text:list-item>
            <text:list-item>
              <text:p text:style-name="P30">Save<text:line-break/><text:span text:style-name="T6">Bei einer schon vorhandenen Datei werden die Änderungen übernommen, d.h. die Datei überschrieben.<text:line-break/>Falls es sich um neuen Code handelt, d.h. noch keine Datei vorhanden ist, öffnet sich ein Dialog, in dem der Benutzer duch sein Dateisystem navigieren und an einer Stelle, an der er Schreibrechte hat, die Code-Datei anlegen kann.<text:line-break/>Dies bezieht sich nur auf die aktuell fokusierte Datei.<text:line-break/><text:tab/>Shortcut:<text:tab/>Strg + S<text:line-break/><text:tab/>Mnemonic:<text:tab/>S</text:span></text:p>
            </text:list-item>
            <text:list-item>
              <text:p text:style-name="P30">Save As...<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span></text:p>
            </text:list-item>
            <text:list-item>
              <text:p text:style-name="P30">Save All<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span></text:p>
            </text:list-item>
            <text:list-item>
              <text:p text:style-name="P30">Print</text:p>
            </text:list-item>
            <text:list-item>
              <text:p text:style-name="P30">Close<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span></text:p>
            </text:list-item>
            <text:list-item>
              <text:p text:style-name="P30">Close All<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Close All Others<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Exit<text:line-break/><text:span text:style-name="T6">Schließt das Brainfuck Studio mit einer vorherigen Warung auf eventuell nicht gesicherte Codes.</text:span></text:p>
            </text:list-item>
          </text:list>
        </text:list-item>
        <text:list-item>
          <text:p text:style-name="P30">Edit<text:line-break/><text:span text:style-name="T6">Hier beziehen sich alle Punkte, bis auf </text:span>Settings<text:span text:style-name="T6">, auf den aktuell fokusierten Code.</text:span></text:p>
          <text:list>
            <text:list-item>
              <text:p text:style-name="P30">Undo<text:line-break/><text:span text:style-name="T6">In einem stackartig organisierten Objekt werden alle Editierschritte mitprotokolliert. Mittels Undo kann eine Editierstufe rückgängig gemacht werden.</text:span></text:p>
            </text:list-item>
            <text:list-item>
              <text:p text:style-name="P30">Redo<text:line-break/><text:span text:style-name="T6">Es wird, falls möglich, um einen Editierschritt vorgesprungen, was soviel bedautet, dass rückgängig gemachte Editierschritte wieder hergestellt werden.</text:span></text:p>
            </text:list-item>
            <text:list-item>
              <text:p text:style-name="P30">Cut<text:line-break/><text:span text:style-name="T6">Schneidet die aktuell markierte Zeichenkette aus. D.h., dass sie aus dem Code gelöscht wird, aber für das Einfügeoperationen an gewünschten Stellen in einen Zwischenspeicher geladen wird.</text:span></text:p>
            </text:list-item>
            <text:list-item>
              <text:p text:style-name="P30">Copy<text:line-break/><text:span text:style-name="T6">Lädt die aktuell markierte Zeichenkette für Einfügeoperationen an gewüschten Stellen in einen Zwischenspeicher.</text:span></text:p>
            </text:list-item>
            <text:list-item>
              <text:p text:style-name="P30">Paste<text:line-break/><text:span text:style-name="T6">Fügt die sich momentan im Zwischenspeicher befindliche Zeichenkette an der aktuellen Cursorposition in den Code ein.</text:span></text:p>
            </text:list-item>
            <text:list-item>
              <text:p text:style-name="P30">Select All<text:line-break/><text:span text:style-name="T6">Markiert den gesamten Code für etwaige Editieroperationen.</text:span></text:p>
            </text:list-item>
            <text:list-item>
              <text:p text:style-name="P30">Deselect<text:line-break/><text:span text:style-name="T6">Falls eine Zeichenkette markiert ist, wird diese „Deselektiert“.</text:span></text:p>
            </text:list-item>
            <text:list-item>
              <text:p text:style-name="P30">Overwrite Mode<text:line-break/><text:span text:style-name="T6">Wechselt vom standardmäßigen Einfügemodus in den Überschreibmodus. D.h., falls ein Zeichen eingegeben wird, wird das rechts vom Cursor befindliche Zeichen gelöscht und das eingegebene eingefügt.</text:span></text:p>
            </text:list-item>
            <text:list-item>
              <text:p text:style-name="P30">Find<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span></text:p>
            </text:list-item>
            <text:list-item>
              <text:p text:style-name="P30">Find Next<text:line-break/><text:span text:style-name="T6">Sucht weiter nach der eingegebenen Zeichenkette im Bereich unterhalb des Cursors.</text:span></text:p>
            </text:list-item>
            <text:list-item>
              <text:p text:style-name="P30">Find Previous<text:line-break/><text:span text:style-name="T6">Sucht weiter nach der eingegebenen Zeichenkette im Bereich oberhalb des Cursors.</text:span></text:p>
            </text:list-item>
            <text:list-item>
              <text:p text:style-name="P30">Settings<text:line-break/><text:span text:style-name="T6">Öffnet einen Dialog, in dem der Benutzer diverse Einstellungen treffen kann. [Bitte Ergänzen!!!!!!!!!!!!!!!!!!!!!!!]</text:span></text:p>
            </text:list-item>
          </text:list>
        </text:list-item>
        <text:list-item>
          <text:p text:style-name="P30">Compile</text:p>
          <text:list>
            <text:list-item>
              <text:p text:style-name="P30">Compile</text:p>
            </text:list-item>
            <text:list-item>
              <text:p text:style-name="P30">Optimization</text:p>
              <text:list>
                <text:list-item>
                  <text:p text:style-name="P30">Level 1</text:p>
                </text:list-item>
                <text:list-item>
                  <text:p text:style-name="P30">Level 2</text:p>
                </text:list-item>
                <text:list-item>
                  <text:p text:style-name="P30">Level 3</text:p>
                </text:list-item>
              </text:list>
            </text:list-item>
            <text:list-item>
              <text:p text:style-name="P30">Interprete Only</text:p>
            </text:list-item>
          </text:list>
        </text:list-item>
        <text:list-item>
          <text:p text:style-name="P30">Debug</text:p>
          <text:list>
            <text:list-item>
              <text:p text:style-name="P30">Start</text:p>
            </text:list-item>
            <text:list-item>
              <text:p text:style-name="P30">Stop</text:p>
            </text:list-item>
            <text:list-item>
              <text:p text:style-name="P30">Next Step</text:p>
            </text:list-item>
            <text:list-item>
              <text:p text:style-name="P30">Previous Step</text:p>
            </text:list-item>
          </text:list>
        </text:list-item>
        <text:list-item>
          <text:p text:style-name="P30">Window</text:p>
          <text:list>
            <text:list-item>
              <text:p text:style-name="P30">New Window</text:p>
            </text:list-item>
            <text:list-item>
              <text:p text:style-name="P30">Close Window</text:p>
            </text:list-item>
          </text:list>
        </text:list-item>
        <text:list-item>
          <text:p text:style-name="P30">Help</text:p>
          <text:list>
            <text:list-item>
              <text:p text:style-name="P30">Brainfuck Studio Handbook<text:line-break/><text:span text:style-name="T6">Öffnet ein Fenster mit Diversen Hilfestellungen rund um das Brainfuck Studio und die Programmiersprache Brainfuck selbst.<text:line-break/>Integriert sind hier eine Übersicht nach Themen mit Lesezeichen sowie eine Suchfunktion.</text:span></text:p>
            </text:list-item>
            <text:list-item>
              <text:p text:style-name="P30">About Brainfuck Studio<text:line-break/><text:span text:style-name="T6">Öffnet ein Fenster mit einer kurzen Beschreibung des Brainfuck Studios und Informationen zur Version, den Entwicklern, Kontakten für Bugreports und Details zur Lizenzierung.</text:span></text:p>
            </text:list-item>
            <text:list-item>
              <text:p text:style-name="P30">About Qt<text:line-break/><text:span text:style-name="T6">Da das Brainfuck Studio auf das Qt Toolkit aufbaut, sind hier einige Informationen über die verwendete Version, den Entwicklern und der Lizenzierung.</text:span></text:p>
            </text:list-item>
          </text:list>
        </text:list-item>
      </text:list>
      <text:h text:style-name="Heading_20_1" text:outline-level="1">Compiler – Posch, Christa</text:h>
      <text:p text:style-name="P28">[Ausführliche Beschreibungen sind je nach Notwendigkeit zu schreiben!]</text:p>
      <text:h text:style-name="Heading_20_2" text:outline-level="2">Vorgangsweise – Christa</text:h>
      <text:p text:style-name="P28">[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28">[Wie reagiert der Compiler auf Fehler? Dieser Punkt kann vermutlich im Punkt 8.1 geklärt werden und ist somit überflüssig.]</text:p>
      <text:h text:style-name="Heading_20_2" text:outline-level="2">Cross-Compiling – Posch</text:h>
      <text:h text:style-name="Heading_20_1" text:outline-level="1">Debugger – Posch, Christa</text:h>
      <text:p text:style-name="P31">[Kurze Beschreibung wie der Debugger vorerst funktioniert (Tabelle, bestehend aus Zellenindex- und wert, woher kommen diese Informationen usw...)]</text:p>
      <text:h text:style-name="Heading_20_2" text:outline-level="2">Vorgangsweise – Christa, Posch</text:h>
      <text:p text:style-name="P28">[Flussdiagramm (oder UML-Diagramm), welches den Datenfluss beim Debugging beschreibt. Daraus soll vor allem hervorgehen, woher der Debugger die Daten bezieht was er damit macht]</text:p>
      <text:h text:style-name="Heading_20_1" text:outline-level="1">Schnittstellen – Posch</text:h>
      <text:p text:style-name="P28">[Beschreibung der Schnittstellen zwischen Programmkomponenten]</text:p>
      <text:h text:style-name="Heading_20_2" text:outline-level="2">Kommandozeile</text:h>
      <text:p text:style-name="P28">[Kommandozeilenoptionen (zT von Qt)]</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6">
        <text:list-item>
          <text:p text:style-name="P32">Geschwungene Klammern müssen immer in eine neue Zeile geschrieben werden.</text:p>
        </text:list-item>
        <text:list-item>
          <text:p text:style-name="P32">Pro Zeile darf nur ein Statement vorkommen.</text:p>
        </text:list-item>
      </text:list>
      <text:h text:style-name="P11" text:outline-level="2">Einrückungen</text:h>
      <text:list text:style-name="L7">
        <text:list-item>
          <text:p text:style-name="P33">Geschwungene Klammern werden nicht eingerückt.</text:p>
        </text:list-item>
        <text:list-item>
          <text:p text:style-name="P33">Der Rumpf einer Klasse, einer Methode, ... werden eingerückt.</text:p>
        </text:list-item>
        <text:list-item>
          <text:p text:style-name="P33">Einrückungen müssen immer mit Tabulatoren gemacht werden.</text:p>
        </text:list-item>
      </text:list>
      <text:h text:style-name="P11" text:outline-level="2">Dateien</text:h>
      <text:list text:style-name="L8">
        <text:list-item>
          <text:p text:style-name="P34">Dateien haben immer die Endung cpp oder h.</text:p>
        </text:list-item>
        <text:list-item>
          <text:p text:style-name="P34">Dateien werden generell nach dem Klassennamen benannt.<text:line-break/><text:span text:style-name="T5">MyClass.cpp</text:span><text:span text:style-name="T6">,</text:span><text:span text:style-name="T5"> MyClass.h</text:span></text:p>
        </text:list-item>
        <text:list-item>
          <text:p text:style-name="P34">Der Aufbau der Dateien sieht folgendermaßen aus:</text:p>
        </text:list-item>
      </text:list>
      <text:p text:style-name="P35">/*<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9">
        <text:list-item>
          <text:p text:style-name="P36">Alle Bezeichner sind Englisch.</text:p>
        </text:list-item>
        <text:list-item>
          <text:p text:style-name="P36">Klassennamen beginnen immer mit einem Großbuchstaben.</text:p>
        </text:list-item>
        <text:list-item>
          <text:p text:style-name="P36">Methoden beginnen immer mit einem beschreibenden, klein geschriebenen Verb</text:p>
        </text:list-item>
        <text:list-item>
          <text:p text:style-name="P36">Variablen müssen in mixed-case verfasst sein und mit einem Kleinbuchstaben beginnen.</text:p>
        </text:list-item>
        <text:list-item>
          <text:p text:style-name="P36">Globale Variablen haben das Präfix <text:span text:style-name="T5">g_</text:span></text:p>
        </text:list-item>
        <text:list-item>
          <text:p text:style-name="P36">Makros bzw. Konstentant werden durchgehend mit Großbuchstaben beschrieben.</text:p>
        </text:list-item>
        <text:list-item>
          <text:p text:style-name="P36">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7">/*!<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7"><text:tab/>&lt;Deklaration geschützter Daten und Methoden&gt;<text:line-break/>};</text:p>
      <text:h text:style-name="P16" text:outline-level="3">Methoden</text:h>
      <text:p text:style-name="P37">/*!<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8" text:outline-level="4">if-Statement</text:h>
      <text:p text:style-name="P37">if (&lt;Ausdruck&gt;)<text:line-break/>{<text:line-break/><text:tab/>&lt;Code&gt;<text:line-break/>}<text:line-break/>[else if (&lt;Ausdruck&gt;)<text:line-break/>{<text:line-break/><text:tab/>&lt;Code&gt;<text:line-break/>}]<text:line-break/>[else<text:line-break/>{<text:line-break/><text:tab/>&lt;Code&gt;<text:line-break/>}]</text:p>
      <text:h text:style-name="P38" text:outline-level="4">Schleifen</text:h>
      <text:p text:style-name="P37">While (&lt;Ausdruck&gt;)<text:line-break/>{<text:line-break/><text:tab/>&lt;Code&gt;<text:line-break/>}</text:p>
      <text:p text:style-name="P37">do<text:line-break/>{<text:line-break/><text:tab/>&lt;Code&gt;<text:line-break/>}<text:line-break/>while (&lt;Ausdruck&gt;);</text:p>
      <text:h text:style-name="P38" text:outline-level="4">switch-case-Statement</text:h>
      <text:p text:style-name="P37">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David Christa</meta:initial-creator>
    <meta:creation-date>2005-12-16T13:36:59</meta:creation-date>
    <dc:date>2006-03-08T09:45:14</dc:date>
    <dc:language>de-DE</dc:language>
    <meta:editing-cycles>74</meta:editing-cycles>
    <meta:editing-duration>P1DT6H27M15S</meta:editing-duration>
    <meta:user-defined meta:name="Info 1"/>
    <meta:user-defined meta:name="Info 2"/>
    <meta:user-defined meta:name="Info 3"/>
    <meta:user-defined meta:name="Info 4"/>
    <meta:document-statistic meta:table-count="4" meta:image-count="1" meta:object-count="0" meta:page-count="21" meta:paragraph-count="349" meta:word-count="3593" meta:character-count="26414"/>
  </office:meta>
</office:document-meta>
</file>